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ie Arc</text:p>
      <text:p text:style-name="Standard"/>
      <text:p text:style-name="Standard">Auflösung des dunklen Zeitalters </text:p>
      <text:p text:style-name="Standard">Anfang des 29. Jahrhunderts sah sich die Menschheit vor die Aufgabe gestellt, sich selbst neu zu definieren zu müssen. Für über 200 Jahre regierte die dynastische und despotische Messer-Familie das UEE und seine Bewohner mit harter Hand. Die Pro-Messer-Propagandamaschine zerschmetterte jede widersprechende Stimme und Meinung. </text:p>
      <text:p text:style-name="Standard"/>
      <text:p text:style-name="Standard">Dieses dunkle Informationszeitalter endete, als das Messerregime im Jahr 2792 endgültig zusammenbrach. Erin Toi stieg zur Imperatrix auf und arbeitete umgehend mit dem Senat daran, das Vertrauen in die Regierung wiederherzustellen. Ein Tribunal-System wurde geschaffen, um eine Möglichkeit zur kontinuierlichen Überprüfung der Macht des Imperators zu bieten. Die schrecklichen Terraforming-Strategien, die zum erfolgreichen Aufstand gegen Messer geführt hatten, wurden eingestellt. Und im Jahr 2795 wurde der Fair Chance Act offiziell verabschiedet, um die Lebensräume von sich entwickelnden Spezies zu schützen. Diese und viele weitere Aktionen stellten langsam wieder ein Maß an Vertrauen zwischen der UEE-Regierung und seinen Bürgern her. Die Wiederherstellung der Beziehungen zwischen dem UEE und den raumfahrenden Alienrassen, die das Messerregime oft für politische Vorteile herabgewürdigt hatte, würde sich aber als deutlich schwieriger herausstellen. </text:p>
      <text:p text:style-name="Standard"/>
      <text:p text:style-name="Standard">Im Jahr 2793 traf Imperatrix Toi einen jungen, ambitionierten Senator namens Marshall Leon und bat ihn, die Beziehungen der Menschen zu anderen Spezies zu verbessern, indem er eine Position als diplomatischer Minister annehmen sollte. Imperatrix Toi glaubte, dass ein Senator, der nie durch die von Messer infizierten Fahrwasser navigieren musste, eher als Gesandter der Zukunft der Menschheit gesehen werden würde. </text:p>
      <text:p text:style-name="Standard"/>
      <text:p text:style-name="Standard">Im Wissen um das enorme Ausmaß und der Komplexität des Auftrags, berief Leon unverzüglich ein Ministertreffen mit Diplomaten der Xi’An und Banu ein. Er wusste, dass eine Wiederherstellung der Beziehungen Zeit, Fingerspitzengefühl und am wichtigsten, Vertrauen benötigte. Aber er wusste auch, dass selbst Worte und Versprechen, auch wenn sie von der Imperatrix direkt kamen, alleine nicht genügen würden, um den angerichteten Schaden wieder zu beheben. Nur ein mutiger Akt der Versöhnung, würde das gesamte Universum davon überzeugen können, dass die Menschheit wirklich neue Wege ging. Mit diesem gewaltigen Ziel vor Augen, spann Minister Leon den Gedanken der "Arche".</text:p>
      <text:p text:style-name="Standard"/>
      <text:p text:style-name="Standard">Der Traum </text:p>
      <text:p text:style-name="Standard">Minister Marshall Leon nannte sein Projekt die „Arche͞, nach einer Geschichte über ein hochseetüchtiges Schiff, das sowohl die Menschen als auch die Tiere vor einer gewaltigen Sintflut auf der Erde geschützt hatte. Zur Eröffnungsrede vor dem Senat zu Beginn des Jahres 2794 besann sich Senator Leon der Worte: „Ähnlich wie ihr Namensvetter soll die Arche die Manifestation der größten Stärke der Menschheit in sich wiederspiegeln der Empathie. Ein Wesenszug, der sich bei unserer Vorgängerregierung bedauerlicherweise viel zu lange nicht zeigte.͞"</text:p>
      <text:p text:style-name="Standard"/>
      <text:p text:style-name="Standard">Es wurde ein Gesetzentwurf für die Finanzierung erstellt, welche die Konstruktion einer orbitalen Plattform ermöglichen sollte, mit dem Traum, dass diese weder an einen Ort, eine Spezies, noch an eine Regierung gebunden sein sollte. Sie sollte zwischen den Systemen aller Spezies reisen, um universelles Wissen zu fördern und zu teilen, während sie gleichzeitig einen neutralen sicheren Raum für diplomatische Diskussionen bieten würde. Minister Leon war davon überzeugt, dass die Zukunft des UEE von zwei Dingen abhängen würde: Zugang zu Informationen und stabilen Beziehungen mit anderen Spezies. </text:p>
      <text:p text:style-name="Standard"/>
      <text:p text:style-name="Standard"><text:soft-page-break/>Häufig begründete Minister Leon während der Debatten über die Finanzierung der Arche das Vorhaben damit, dass „die Menschheit mit Freunden besser dran sei, als mit Feinden.͞ Die Kombination von Minister Leons Argumentation, der Billigung der Imperatrix Toi und dem Verlangen, sich von der jüngsten UEE-Vergangenheit zu distanzieren, führte zu einer überwältigenden Zustimmung für die Arche. Die Baubeginn wurde für das spätere 2794 angesetzt, sobald ein geeigneter Ort dafür gefunden wäre. Eine Vielzahl von Senatoren traten wegen der damit verbundenen wirtschaftlichen Impulse in die Offensive, sie in ihrem System bauen lassen zu wollen, doch Minister Leon wollte die Arche apolitisch halten. So entschied er überraschend, dass sie in Tayac konstruiert werden sollte – einem System ohne Urbevölkerung oder einer Repräsentanz im Senat, ein System, das lange Zeit während der Messer-Ära für die Öffentlichkeit gesperrt war und welches wie das UEE danach trachtete, sich neu zu definieren. </text:p>
      <text:p text:style-name="Standard"/>
      <text:p text:style-name="Standard">Die Realität </text:p>
      <text:p text:style-name="Standard">Der Baubeginn der Arche startete im Jahre 2795 und schritt eher langsamer als erwartet voran. Der Plan sah vor, eine über Tayac befindliche, aufgegebene Plattform auszuschlachten, die für das kürzlich deklassierte Projekt „Vespa͞ verwendet worden war, welches die geheime Bestrebung des Messer-Regime hatte, Terraformingprozesse in eine Waffe umzuwandeln. </text:p>
      <text:p text:style-name="Standard"/>
      <text:p text:style-name="Standard">Die Demontage der eingebauten Waffenkomponenten erwies sich als teurer und zeitintensiver, als ursprünglich angenommen, was eine starke Verzögerung des Projekts nach sich zog. Als sich das ursprünglich gewährte Budget immer weiter aufblähte, mehrten sich die Zweifler unter den Senatoren, welche ursprünglich das Projekt unterstützt hatten. Die Fragen nach einer Grundlage, wer unabhängig von der Regierung, die Arche Operation überwachen und dafür Rechnung tragen sollte, wurde immer lauter. Die Senatoren fragten sich plötzlich, warum das UEE für ein Projekt zahlen sollte, über das es keine Jurisdiktion besaß. Man sah die kurzzeitige Blockierung der Finanzierung als eine Möglichkeit an, die Kontrolle über die Arche erlangen zu können. Erst als Imperatrix Toi von ihrer politischen Macht Gebrauch machte, lief das Projekt wieder weiter. </text:p>
      <text:p text:style-name="Standard"/>
      <text:p text:style-name="Standard">Während die Bauarbeiten über die Jahre voranschritten, hielt Minister Leon häufig Visiten mit Vertretern der Banu und den Xi’an ab, um über die Arche zu diskutieren. Er argumentierte leidenschaftlich, dass dies die Zukunft aller werden würde. Während seiner Diskussionen musste Minister Leon jedoch feststellen, dass seine Vision von den anderen Spezies nicht in dem Maße angenommen wurde, wie er es sich erhofft hatte. Trotz aller passionierten Akteure hatten die Banu wenig bis gar keine historischen Aufzeichnungen, die sie teilen würden. Unterdessen hatten die Xi’an ernsthafte Bedenken, dass die Plattform nach wie vor als eine Art Waffe verwendet werden könnte und verwehrten ihr den Zutritt zu ihrem Territorium. </text:p>
      <text:p text:style-name="Standard"/>
      <text:p text:style-name="Standard">Enttäuscht, aber nicht abgeschreckt, beschloss Leon mit gutem Beispiel voran zu gehen und drängte darauf, dass der Arche so viel menschliches Wissen wie nur möglich zur Verfügung gestellt werden würde. Unternehmen der Menschen wurden ermutigt und angespornt, jegliche Informationen, die dem Geschäft nicht schädlich waren, zu teilen. Unterdessen stellte die Regierung einen ganzen Fundus an Informationen bereit. Während vertrauliche Regierungsdokumente, militärische Daten und persönliche Korrespondenzen unter Verschluss gehalten wurden, kam fast alles andere für eine Aufnahme in Frage. </text:p>
      <text:p text:style-name="Standard"/>
      <text:p text:style-name="Standard">Kritiker beanstandeten, dass Feinde diese Informationen gegen die Menschen verwenden könnten. Auf diese reagierte Minister Leon dann so: „Wenn überhaupt, so werden unsere Taten und nicht unsere Offenheit die Ursache eines kommenden Konflikts sein.͞ </text:p>
      <text:p text:style-name="Standard"/>
      <text:p text:style-name="Standard">Im Jahr 2800 wurde Minister Leon nach einer umstrittenen Wahl zum nächsten Imperator ernannt. Von dem Bau-Verlauf ermutigt und durch Erin Toi gebilligt, hob Leon während der Kampagne seine Arbeit an der Arche hervor und beanspruchte für sich, dass er ein Konsensfinder sei, der zugleich <text:soft-page-break/>die Beziehungen der Menschheit zu anderen Spezies wiederherstellte. Kurz nach seiner Amtseinführung wurden die Bauarbeiten an der Arche schließlich abgeschlossen. </text:p>
      <text:p text:style-name="Standard"/>
      <text:p text:style-name="Standard">Imperator Leon lud Vertreter der Xi’an, der Banu, der Tevarin und sogar der Vanduul zu den Eröffnungsfeierlichkeiten ein. Während seiner Ansprache appellierte Imperator Leon an alle, der Arche dabei zu helfen, Frieden und Wissen zu verbreiten. „Ich bin stolz darauf, diese Tore öffnen zu dürfen und bitte Sie alle darum, eine Fülle bunter Geschichten, die jede einzelne Spezies zu bieten hat, beizutragen. Lasst uns diese Arche als ein Zeugnis voller stolzer Aufzeichnungen unserer Leben und unserer Vorfahren begreifen.͞"</text:p>
      <text:p text:style-name="Standard"/>
      <text:p text:style-name="Standard">Die Gegenwart </text:p>
      <text:p text:style-name="Standard">Noch heute befindet sich die Arche im Orbit um den Stern Tayac. Monate, nachdem die Tore geöffnet worden waren, realisierte man die Kosten, die für eine Reise von System zu System anfallen würden und dass sie die Einnahmen aus den Spenden überschreiten würden. Obwohl Tayac den idealen neutralen Raum für die permanente Stationierung der Plattform bietet, gibt es zu wenig Besucherzahlen. Grund ist ein Mangel an weiteren interessanten Sehenswürdigkeiten. </text:p>
      <text:p text:style-name="Standard"/>
      <text:p text:style-name="Standard">Auch wenn die Arche es nicht wie ursprünglich geplant schaffte, eine Bastion für die Diplomatie zwischen den Spezies zu werden, so wäre Imperator Leon doch stolz auf ihre heutige Aufgabe. Sie ist der vorherrschende Aufbewahrungsort aller Informationen des bekannten Universums. Bis zum heutigen Tage werden riesige Mengen an Informationen von Entdeckern, Forschern und Wissenschaftlern eingeschickt, gesammelt und analysiert, um für eine mögliche Übernahme in die Galactapedia aufgenommen zu werden. Die Arche arbeitet mit namhaften Universitäten und Forschungsreinrichtungen zusammen, um Informationen zu verifizieren und fördert selbst Projekte, die dabei helfen, das Bekannte zu erweitern. Unter Archivaren und Forschern ist keine Arbeit begehrter, als jene, die Flut an Informationen zu kuratieren. Das Kronjuwel der Werke der Arche ist aber die Sternenkarte. </text:p>
      <text:p text:style-name="Standard"/>
      <text:p text:style-name="Standard">Diese unentbehrliche Ressource der interstellaren Navigation, ist die de facto Autorität, wenn es darum geht, inmitten der großen schwarzen Weiten etwas zu finden. Sie bietet eine Objektlokalisation, deren historische Zusammenhänge, sowie eine Vielzahl an Daten von nützlichen verbundenen Thematiken. Dank der konstanten Aktualisierung durch die Unterstützung der hart arbeitenden Sternenkartographen und Kundschafter, reflektiert diese Karte die sich ständig erweiternden Grenzen unseres bekannten Universums und dessen Verständnis. Auch wenn die Arche bislang nicht den hohen Erwartungen von Imperator Leon gerecht werden konnte, stellt sie dennoch ein beeindruckendes Archiv dar. Seiner Leidenschaft zur Wahrheit verpflichtet zu sein und seiner Hingabe geschuldet, Wissen aus so vielen Quellen wie nur möglich zu sammeln, liefert eine wesentliche, allumfassende Sicht auf das Universum. In vielerlei Hinsicht könnte die Arche eine der wichtigsten Errungenschaften der Menschheit darstellen: Eine Institution von unschätzbarem Wert, entworfen, um die Dinge der Vergangenheit zu konservieren und sie für die Zukunft zu bewah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M55S</meta:editing-duration>
    <meta:editing-cycles>3</meta:editing-cycles>
    <meta:generator>OpenOffice/4.1.6$Win32 OpenOffice.org_project/416m1$Build-9790</meta:generator>
    <dc:date>2020-11-16T16:08:40.79</dc:date>
    <meta:document-statistic meta:table-count="0" meta:image-count="0" meta:object-count="0" meta:page-count="3" meta:paragraph-count="22" meta:word-count="1520" meta:character-count="10763"/>
    <dc:creator>Frank K.F Biedermann</dc:creator>
    <meta:user-defined meta:name="Info 1"/>
    <meta:user-defined meta:name="Info 2"/>
    <meta:user-defined meta:name="Info 3"/>
    <meta:user-defined meta:name="Info 4"/>
  </office:meta>
</office:document-meta>
</file>